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paragraph-rsid="0000be1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b53ee" officeooo:paragraph-rsid="0000be1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20dfa7" officeooo:paragraph-rsid="0000be1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067b8" officeooo:paragraph-rsid="001067b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51e77" officeooo:paragraph-rsid="00051e7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.9846in" fo:margin-right="0in" fo:text-align="start" style:justify-single-word="false" fo:text-indent="-0.25in" style:auto-text-indent="false"/>
      <style:text-properties style:font-name="Arial" fo:font-size="12pt" fo:font-weight="normal" officeooo:rsid="000befcb" officeooo:paragraph-rsid="002a1df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.9846in" fo:margin-right="0in" fo:text-align="start" style:justify-single-word="false" fo:text-indent="-0.25in" style:auto-text-indent="false"/>
      <style:text-properties style:font-name="Arial" fo:font-size="12pt" fo:font-weight="normal" officeooo:rsid="000befcb" officeooo:paragraph-rsid="0030ec7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.9846in" fo:margin-right="0in" fo:text-align="start" style:justify-single-word="false" fo:text-indent="-0.25in" style:auto-text-indent="false"/>
      <style:text-properties style:font-name="Arial" fo:font-size="12pt" fo:font-weight="normal" officeooo:rsid="0011c219" officeooo:paragraph-rsid="0011c21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0b9da1" officeooo:paragraph-rsid="0013a3c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0befcb" officeooo:paragraph-rsid="002b42b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0befcb" officeooo:paragraph-rsid="0030ec7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0befcb" officeooo:paragraph-rsid="0035c9c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0befcb" officeooo:paragraph-rsid="0037a61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a1df3" officeooo:paragraph-rsid="002a1df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b39d1" officeooo:paragraph-rsid="002b39d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349424" officeooo:paragraph-rsid="0037a61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0befcb" officeooo:paragraph-rsid="002b39d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0befcb" officeooo:paragraph-rsid="002b42b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0befcb" officeooo:paragraph-rsid="0030ec7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0befcb" officeooo:paragraph-rsid="0035c9c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0befcb" officeooo:paragraph-rsid="0037a61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2a1df3" officeooo:paragraph-rsid="002a1df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349424" officeooo:paragraph-rsid="0034942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349424" officeooo:paragraph-rsid="0035c9c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fo:font-weight="normal" officeooo:rsid="000bc724" officeooo:paragraph-rsid="0020626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fo:font-weight="normal" officeooo:rsid="000dba64" officeooo:paragraph-rsid="003cdf4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fo:font-weight="normal" officeooo:rsid="003bb64d" officeooo:paragraph-rsid="003bb64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bc724" officeooo:paragraph-rsid="0020626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bc724" officeooo:paragraph-rsid="00229d0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bc724" officeooo:paragraph-rsid="0026420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dba64" officeooo:paragraph-rsid="00411410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dba64" officeooo:paragraph-rsid="0055325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dba64" officeooo:paragraph-rsid="0059bea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dba64" officeooo:paragraph-rsid="005f01f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20c05f" officeooo:paragraph-rsid="0020c05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22e7ea" officeooo:paragraph-rsid="0022e7e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23e70d" officeooo:paragraph-rsid="0023e70d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24601d" officeooo:paragraph-rsid="0024601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24ab39" officeooo:paragraph-rsid="0024ab39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411410" officeooo:paragraph-rsid="00411410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413b6b" officeooo:paragraph-rsid="00413b6b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42e7e3" officeooo:paragraph-rsid="0042e7e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5b4c58" officeooo:paragraph-rsid="005b4c58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5bfc32" officeooo:paragraph-rsid="005bfc3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5f01f0" officeooo:paragraph-rsid="005f01f0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62464a" officeooo:paragraph-rsid="0062464a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bc724" officeooo:paragraph-rsid="0024737f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dba64" officeooo:paragraph-rsid="00413b6b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dba64" officeooo:paragraph-rsid="0056dd3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11c219" officeooo:paragraph-rsid="0013a3c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11c219" officeooo:paragraph-rsid="0011c219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20c05f" officeooo:paragraph-rsid="0020c05f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22e7ea" officeooo:paragraph-rsid="0022e7e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24737f" officeooo:paragraph-rsid="0024737f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24d4f5" officeooo:paragraph-rsid="0024d4f5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426f86" officeooo:paragraph-rsid="00426f86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42e7e3" officeooo:paragraph-rsid="0042e7e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4cfe49" officeooo:paragraph-rsid="004cfe49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56dd38" officeooo:paragraph-rsid="0056dd38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57ea1c" officeooo:paragraph-rsid="0057ea1c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5b3bcd" officeooo:paragraph-rsid="005b3bcd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5b4c58" officeooo:paragraph-rsid="005b4c58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5cf56a" officeooo:paragraph-rsid="005cf56a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5db078" officeooo:paragraph-rsid="005db07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60e186" officeooo:paragraph-rsid="0060e186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0dba64" officeooo:paragraph-rsid="005cf56a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0dba64" officeooo:paragraph-rsid="005db078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0dba64" officeooo:paragraph-rsid="005e8ae6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42e7e3" officeooo:paragraph-rsid="0042e7e3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4cfe49" officeooo:paragraph-rsid="004cfe49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5b3bcd" officeooo:paragraph-rsid="005b3bcd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5b4c58" officeooo:paragraph-rsid="005b4c58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5cf56a" officeooo:paragraph-rsid="005cf56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margin-left="1.5154in" fo:margin-right="0in" fo:text-align="start" style:justify-single-word="false" fo:text-indent="0in" style:auto-text-indent="false">
        <style:tab-stops/>
      </style:paragraph-properties>
      <style:text-properties style:font-name="Arial" fo:font-size="12pt" fo:font-weight="normal" officeooo:rsid="000b9da1" officeooo:paragraph-rsid="0014c383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margin-left="1.5154in" fo:margin-right="0in" fo:text-align="start" style:justify-single-word="false" fo:text-indent="0in" style:auto-text-indent="false">
        <style:tab-stops/>
      </style:paragraph-properties>
      <style:text-properties style:font-name="Arial" fo:font-size="12pt" fo:font-weight="normal" officeooo:rsid="0016b25b" officeooo:paragraph-rsid="0016b25b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margin-left="1.5154in" fo:margin-right="0in" fo:text-align="start" style:justify-single-word="false" fo:text-indent="0in" style:auto-text-indent="false">
        <style:tab-stops/>
      </style:paragraph-properties>
      <style:text-properties style:font-name="Arial" fo:font-size="12pt" fo:font-weight="normal" officeooo:rsid="00180eb2" officeooo:paragraph-rsid="00180eb2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margin-left="1.2598in" fo:margin-right="0in" fo:text-align="start" style:justify-single-word="false" fo:text-indent="0in" style:auto-text-indent="false">
        <style:tab-stops/>
      </style:paragraph-properties>
      <style:text-properties style:font-name="Arial" fo:font-size="12pt" fo:font-weight="normal" officeooo:rsid="000b9da1" officeooo:paragraph-rsid="0019ece0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weight="normal" officeooo:rsid="000befcb" officeooo:paragraph-rsid="002b39d1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weight="normal" officeooo:rsid="000befcb" officeooo:paragraph-rsid="002b42b2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weight="normal" officeooo:rsid="000befcb" officeooo:paragraph-rsid="0030ec7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weight="normal" officeooo:rsid="000befcb" officeooo:paragraph-rsid="0035c9c4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weight="normal" officeooo:rsid="000befcb" officeooo:paragraph-rsid="0037a615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weight="normal" officeooo:rsid="002a1df3" officeooo:paragraph-rsid="002a1df3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weight="normal" officeooo:rsid="002a1df3" officeooo:paragraph-rsid="002b42b2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style:font-name="Arial" fo:font-size="12pt" fo:font-weight="normal" officeooo:rsid="000dba64" officeooo:paragraph-rsid="0042e7e3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style:font-name="Arial" fo:font-size="12pt" fo:font-weight="normal" officeooo:rsid="000dba64" officeooo:paragraph-rsid="004af338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style:font-name="Arial" fo:font-size="12pt" fo:font-weight="normal" officeooo:rsid="000dba64" officeooo:paragraph-rsid="004e4489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style:font-name="Arial" fo:font-size="12pt" fo:font-weight="normal" officeooo:rsid="004cfe49" officeooo:paragraph-rsid="004cfe49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style:font-name="Arial" fo:font-size="12pt" fo:font-weight="normal" officeooo:rsid="005b3bcd" officeooo:paragraph-rsid="005b3bcd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margin-left="1.5339in" fo:margin-right="0in" fo:text-align="start" style:justify-single-word="false" fo:text-indent="0in" style:auto-text-indent="false">
        <style:tab-stops/>
      </style:paragraph-properties>
      <style:text-properties style:font-name="Arial" fo:font-size="12pt" fo:font-weight="normal" officeooo:rsid="001b7837" officeooo:paragraph-rsid="001b7837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margin-left="1.2783in" fo:margin-right="0in" fo:text-align="start" style:justify-single-word="false" fo:text-indent="0in" style:auto-text-indent="false">
        <style:tab-stops/>
      </style:paragraph-properties>
      <style:text-properties style:font-name="Arial" fo:font-size="12pt" fo:font-weight="normal" officeooo:rsid="001ce6bd" officeooo:paragraph-rsid="001ce6bd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margin-left="1.5626in" fo:margin-right="0in" fo:text-align="start" style:justify-single-word="false" fo:text-indent="0in" style:auto-text-indent="false">
        <style:tab-stops/>
      </style:paragraph-properties>
      <style:text-properties style:font-name="Arial" fo:font-size="12pt" fo:font-weight="normal" officeooo:rsid="001ce6bd" officeooo:paragraph-rsid="001ce6bd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margin-left="1.3161in" fo:margin-right="0in" fo:text-align="start" style:justify-single-word="false" fo:text-indent="0in" style:auto-text-indent="false">
        <style:tab-stops/>
      </style:paragraph-properties>
      <style:text-properties style:font-name="Arial" fo:font-size="12pt" fo:font-weight="normal" officeooo:rsid="001e60ba" officeooo:paragraph-rsid="001e60ba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margin-left="1.572in" fo:margin-right="0in" fo:text-align="start" style:justify-single-word="false" fo:text-indent="0in" style:auto-text-indent="false">
        <style:tab-stops/>
      </style:paragraph-properties>
      <style:text-properties style:font-name="Arial" fo:font-size="12pt" fo:font-weight="normal" officeooo:rsid="001e60ba" officeooo:paragraph-rsid="001e60b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margin-left="1.3638in" fo:margin-right="0in" fo:text-align="start" style:justify-single-word="false" fo:text-indent="0in" style:auto-text-indent="false">
        <style:tab-stops/>
      </style:paragraph-properties>
      <style:text-properties style:font-name="Arial" fo:font-size="12pt" fo:font-weight="normal" officeooo:rsid="001e60ba" officeooo:paragraph-rsid="001e60ba" style:font-size-asian="10.5pt" style:font-weight-asian="normal" style:font-size-complex="12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b9da1" officeooo:paragraph-rsid="000b9da1" style:font-size-asian="10.5pt" style:font-weight-asian="normal" style:font-size-complex="12pt" style:font-weight-complex="normal"/>
    </style:style>
    <style:style style:name="P9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bc724" officeooo:paragraph-rsid="000bc724" style:font-size-asian="10.5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dba64" officeooo:paragraph-rsid="000dba64" style:font-size-asian="10.5pt" style:font-weight-asian="normal" style:font-size-complex="12pt" style:font-weight-complex="normal"/>
    </style:style>
    <style:style style:name="P99" style:family="paragraph" style:parent-style-name="Standard" style:list-style-name="L1">
      <style:paragraph-properties fo:text-align="start" style:justify-single-word="false"/>
      <style:text-properties style:font-name="Arial" fo:font-size="12pt" fo:font-style="italic" fo:font-weight="bold" officeooo:rsid="000b9da1" officeooo:paragraph-rsid="00111e64" style:font-size-asian="10.5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 style:list-style-name="L1">
      <style:paragraph-properties fo:text-align="start" style:justify-single-word="false"/>
      <style:text-properties style:font-name="Arial" fo:font-size="12pt" fo:font-style="italic" fo:font-weight="bold" officeooo:rsid="000bc724" officeooo:paragraph-rsid="00111e64" style:font-size-asian="10.5pt" style:font-style-asian="italic" style:font-weight-asian="bold" style:font-size-complex="12pt" style:font-style-complex="italic" style:font-weight-complex="bold"/>
    </style:style>
    <style:style style:name="P101" style:family="paragraph" style:parent-style-name="Standard" style:list-style-name="L1">
      <style:paragraph-properties fo:text-align="start" style:justify-single-word="false"/>
      <style:text-properties style:font-name="Arial" fo:font-size="12pt" fo:font-style="italic" fo:font-weight="bold" officeooo:rsid="003a4a66" officeooo:paragraph-rsid="003a4a66" style:font-size-asian="10.5pt" style:font-style-asian="italic" style:font-weight-asian="bold" style:font-size-complex="12pt" style:font-style-complex="italic" style:font-weight-complex="bold"/>
    </style:style>
    <style:style style:name="P102" style:family="paragraph" style:parent-style-name="Standard" style:list-style-name="L1">
      <style:paragraph-properties fo:text-align="start" style:justify-single-word="false"/>
      <style:text-properties style:font-name="Arial" fo:font-size="12pt" fo:font-style="italic" fo:font-weight="bold" officeooo:rsid="000dba64" officeooo:paragraph-rsid="00111e64" style:font-size-asian="10.5pt" style:font-style-asian="italic" style:font-weight-asian="bold" style:font-size-complex="12pt" style:font-style-complex="italic" style:font-weight-complex="bold"/>
    </style:style>
    <style:style style:name="P103" style:family="paragraph" style:parent-style-name="Standard" style:list-style-name="L1">
      <style:paragraph-properties fo:margin-left="0.4925in" fo:margin-right="0in" fo:text-align="start" style:justify-single-word="false" fo:text-indent="-0.25in" style:auto-text-indent="false"/>
      <style:text-properties style:font-name="Arial" fo:font-size="12pt" fo:font-weight="normal" officeooo:rsid="000befcb" officeooo:paragraph-rsid="000befcb" style:font-size-asian="10.5pt" style:font-weight-asian="normal" style:font-size-complex="12pt" style:font-weight-complex="normal"/>
    </style:style>
    <style:style style:name="P104" style:family="paragraph" style:parent-style-name="Standard" style:list-style-name="L1">
      <style:paragraph-properties fo:margin-left="0.4925in" fo:margin-right="0in" fo:text-align="start" style:justify-single-word="false" fo:text-indent="-0.25in" style:auto-text-indent="false"/>
      <style:text-properties style:font-name="Arial" fo:font-size="12pt" fo:font-weight="normal" officeooo:rsid="003b27e7" officeooo:paragraph-rsid="003b27e7" style:font-size-asian="10.5pt" style:font-weight-asian="normal" style:font-size-complex="12pt" style:font-weight-complex="normal"/>
    </style:style>
    <style:style style:name="P105" style:family="paragraph" style:parent-style-name="Standard" style:list-style-name="L1">
      <style:paragraph-properties fo:margin-left="0.4925in" fo:margin-right="0in" fo:text-align="start" style:justify-single-word="false" fo:text-indent="-0.25in" style:auto-text-indent="false"/>
      <style:text-properties style:font-name="Arial" fo:font-size="12pt" fo:font-style="italic" fo:font-weight="bold" officeooo:rsid="000befcb" officeooo:paragraph-rsid="00111e64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1b53ee"/>
    </style:style>
    <style:style style:name="T2" style:family="text">
      <style:text-properties officeooo:rsid="00085dd2"/>
    </style:style>
    <style:style style:name="T3" style:family="text">
      <style:text-properties officeooo:rsid="0011c219"/>
    </style:style>
    <style:style style:name="T4" style:family="text">
      <style:text-properties officeooo:rsid="0013a3cc"/>
    </style:style>
    <style:style style:name="T5" style:family="text">
      <style:text-properties officeooo:rsid="0014c383"/>
    </style:style>
    <style:style style:name="T6" style:family="text">
      <style:text-properties officeooo:rsid="0016b25b"/>
    </style:style>
    <style:style style:name="T7" style:family="text">
      <style:text-properties officeooo:rsid="0019ece0"/>
    </style:style>
    <style:style style:name="T8" style:family="text">
      <style:text-properties officeooo:rsid="001b7837"/>
    </style:style>
    <style:style style:name="T9" style:family="text">
      <style:text-properties officeooo:rsid="001e9757"/>
    </style:style>
    <style:style style:name="T10" style:family="text">
      <style:text-properties officeooo:rsid="00206265"/>
    </style:style>
    <style:style style:name="T11" style:family="text">
      <style:text-properties officeooo:rsid="0020c05f"/>
    </style:style>
    <style:style style:name="T12" style:family="text">
      <style:text-properties officeooo:rsid="00229d07"/>
    </style:style>
    <style:style style:name="T13" style:family="text">
      <style:text-properties officeooo:rsid="0022e7ea"/>
    </style:style>
    <style:style style:name="T14" style:family="text">
      <style:text-properties officeooo:rsid="0024737f"/>
    </style:style>
    <style:style style:name="T15" style:family="text">
      <style:text-properties fo:font-weight="bold" officeooo:rsid="0024737f" style:font-weight-asian="bold" style:font-weight-complex="bold"/>
    </style:style>
    <style:style style:name="T16" style:family="text">
      <style:text-properties fo:font-weight="bold" officeooo:rsid="00264207" style:font-weight-asian="bold" style:font-weight-complex="bold"/>
    </style:style>
    <style:style style:name="T17" style:family="text">
      <style:text-properties fo:font-weight="bold" officeooo:rsid="005cf56a" style:font-weight-asian="bold" style:font-weight-complex="bold"/>
    </style:style>
    <style:style style:name="T18" style:family="text">
      <style:text-properties fo:font-weight="bold" officeooo:rsid="005e8ae6" style:font-weight-asian="bold" style:font-weight-complex="bold"/>
    </style:style>
    <style:style style:name="T19" style:family="text">
      <style:text-properties officeooo:rsid="00264207"/>
    </style:style>
    <style:style style:name="T20" style:family="text">
      <style:text-properties officeooo:rsid="002a1df3"/>
    </style:style>
    <style:style style:name="T21" style:family="text">
      <style:text-properties officeooo:rsid="002b39d1"/>
    </style:style>
    <style:style style:name="T22" style:family="text">
      <style:text-properties officeooo:rsid="002b42b2"/>
    </style:style>
    <style:style style:name="T23" style:family="text">
      <style:text-properties officeooo:rsid="002cc2b8"/>
    </style:style>
    <style:style style:name="T24" style:family="text">
      <style:text-properties officeooo:rsid="002f9f53"/>
    </style:style>
    <style:style style:name="T25" style:family="text">
      <style:text-properties officeooo:rsid="0031c4ce"/>
    </style:style>
    <style:style style:name="T26" style:family="text">
      <style:text-properties officeooo:rsid="0032e2d9"/>
    </style:style>
    <style:style style:name="T27" style:family="text">
      <style:text-properties officeooo:rsid="00349424"/>
    </style:style>
    <style:style style:name="T28" style:family="text">
      <style:text-properties officeooo:rsid="0035c9c4"/>
    </style:style>
    <style:style style:name="T29" style:family="text">
      <style:text-properties officeooo:rsid="00362196"/>
    </style:style>
    <style:style style:name="T30" style:family="text">
      <style:text-properties officeooo:rsid="0037a615"/>
    </style:style>
    <style:style style:name="T31" style:family="text">
      <style:text-properties officeooo:rsid="003cdf4f"/>
    </style:style>
    <style:style style:name="T32" style:family="text">
      <style:text-properties officeooo:rsid="003f6f96"/>
    </style:style>
    <style:style style:name="T33" style:family="text">
      <style:text-properties officeooo:rsid="00411410"/>
    </style:style>
    <style:style style:name="T34" style:family="text">
      <style:text-properties officeooo:rsid="00413b6b"/>
    </style:style>
    <style:style style:name="T35" style:family="text">
      <style:text-properties officeooo:rsid="00426f86"/>
    </style:style>
    <style:style style:name="T36" style:family="text">
      <style:text-properties officeooo:rsid="0042e7e3"/>
    </style:style>
    <style:style style:name="T37" style:family="text">
      <style:text-properties officeooo:rsid="00450a8b"/>
    </style:style>
    <style:style style:name="T38" style:family="text">
      <style:text-properties officeooo:rsid="0047b05a"/>
    </style:style>
    <style:style style:name="T39" style:family="text">
      <style:text-properties officeooo:rsid="00496845"/>
    </style:style>
    <style:style style:name="T40" style:family="text">
      <style:text-properties officeooo:rsid="004af338"/>
    </style:style>
    <style:style style:name="T41" style:family="text">
      <style:text-properties officeooo:rsid="004c210a"/>
    </style:style>
    <style:style style:name="T42" style:family="text">
      <style:text-properties officeooo:rsid="004e4489"/>
    </style:style>
    <style:style style:name="T43" style:family="text">
      <style:text-properties officeooo:rsid="0050021b"/>
    </style:style>
    <style:style style:name="T44" style:family="text">
      <style:text-properties officeooo:rsid="0051c2ce"/>
    </style:style>
    <style:style style:name="T45" style:family="text">
      <style:text-properties officeooo:rsid="00553253"/>
    </style:style>
    <style:style style:name="T46" style:family="text">
      <style:text-properties officeooo:rsid="0056dd38"/>
    </style:style>
    <style:style style:name="T47" style:family="text">
      <style:text-properties officeooo:rsid="0057ea1c"/>
    </style:style>
    <style:style style:name="T48" style:family="text">
      <style:text-properties officeooo:rsid="0059bea8"/>
    </style:style>
    <style:style style:name="T49" style:family="text">
      <style:text-properties officeooo:rsid="005b3bcd"/>
    </style:style>
    <style:style style:name="T50" style:family="text">
      <style:text-properties officeooo:rsid="005cf56a"/>
    </style:style>
    <style:style style:name="T51" style:family="text">
      <style:text-properties officeooo:rsid="005db078"/>
    </style:style>
    <style:style style:name="T52" style:family="text">
      <style:text-properties officeooo:rsid="005e8ae6"/>
    </style:style>
    <style:style style:name="T53" style:family="text">
      <style:text-properties officeooo:rsid="005f01f0"/>
    </style:style>
    <style:style style:name="T54" style:family="text">
      <style:text-properties officeooo:rsid="0060e186"/>
    </style:style>
    <style:style style:name="T55" style:family="text">
      <style:text-properties officeooo:rsid="006594d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Early Infant Diagnosis</text:span><text:span text:style-name="T1"> Module Specification Document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Features</text:p>
      <text:list xml:id="list2156854473" text:style-name="L1">
        <text:list-item>
          <text:p text:style-name="P96">Capture PMTCT history at enrollment</text:p>
        </text:list-item>
        <text:list-item>
          <text:p text:style-name="P97">Capture status at enrollment</text:p>
        </text:list-item>
        <text:list-item>
          <text:p text:style-name="P103">Capture data on rapid antibody testing</text:p>
        </text:list-item>
        <text:list-item>
          <text:p text:style-name="P103">Capture data on PCR testing</text:p>
        </text:list-item>
        <text:list-item>
          <text:p text:style-name="P104">Capture notes</text:p>
        </text:list-item>
        <text:list-item>
          <text:p text:style-name="P98">Capture visit data</text:p>
        </text:list-item>
      </text:list>
      <text:p text:style-name="P5"/>
      <text:p text:style-name="P5"/>
      <text:p text:style-name="P4">Feature Details</text:p>
      <text:list xml:id="list894849459" text:continue-list="list2156854473" text:style-name="L1">
        <text:list-item text:start-value="1">
          <text:p text:style-name="P99">Capture PMTCT history at enrollment</text:p>
        </text:list-item>
      </text:list>
      <text:p text:style-name="P8">1.1. Given an exposed child under 24 months, collect the following details on enrollment:</text:p>
      <text:p text:style-name="P9"><text:span text:style-name="T3">1.1.1. Ask </text:span><text:span text:style-name="T5">for</text:span><text:span text:style-name="T3"> ARVs </text:span><text:span text:style-name="T5">given</text:span><text:span text:style-name="T3"> in pregnancy. Possible responses are:</text:span></text:p>
      <text:p text:style-name="P50">1.1.1.1. None</text:p>
      <text:p text:style-name="P50">1.1.1.2. AZT 0-3w</text:p>
      <text:p text:style-name="P50">1.1.1.3. AZT 4+w</text:p>
      <text:p text:style-name="P50">1.1.1.4. ART 0-3w</text:p>
      <text:p text:style-name="P50">1.1.1.5. ART 4+w</text:p>
      <text:p text:style-name="P50">1.1.1.6. Unknown</text:p>
      <text:p text:style-name="P9"><text:span text:style-name="T4">1.1.2. </text:span><text:span text:style-name="T5">Ask for ARVs given in labour. Possible responses are:</text:span></text:p>
      <text:p text:style-name="P74"><text:span text:style-name="T5">1.1.2.1. </text:span><text:span text:style-name="T6">None</text:span></text:p>
      <text:p text:style-name="P75">1.1.2.2. sdNVP</text:p>
      <text:p text:style-name="P75">1.1.2.3. AZT3TC</text:p>
      <text:p text:style-name="P75">1.1.2.4. NVP/AZT3TC</text:p>
      <text:p text:style-name="P76">1.1.2.5. ART</text:p>
      <text:p text:style-name="P76">1.1.2.6. Unknown</text:p>
      <text:p text:style-name="P77"><text:span text:style-name="T7">1.1.3. </text:span><text:span text:style-name="T8">Ask for baby ARVs given at birth. Possible responses are:</text:span></text:p>
      <text:p text:style-name="P90">1.1.3.1. None</text:p>
      <text:p text:style-name="P90">1.1.3.2. NVP</text:p>
      <text:p text:style-name="P90">1.1.3.3. NVP/AZT</text:p>
      <text:p text:style-name="P90">1.1.3.4. AZT</text:p>
      <text:p text:style-name="P90">1.1.3.5. Unknown</text:p>
      <text:p text:style-name="P91">1.1.4. Ask for baby ARVs being continued. Possible responses are:</text:p>
      <text:p text:style-name="P92">1.1.4.1. None</text:p>
      <text:p text:style-name="P92">1.1.4.2. NVP</text:p>
      <text:p text:style-name="P92">1.1.4.3. AZT</text:p>
      <text:p text:style-name="P92">1.1.4.4. Unknown</text:p>
      <text:p text:style-name="P93">1.1.5. Ask for baby ARVs adherence</text:p>
      <text:p text:style-name="P94">1.1.5.1. Capture number of weeks ARVs taken</text:p>
      <text:p text:style-name="P95">1.1.6. Capture delivery place</text:p>
      <text:p text:style-name="P51"/>
      <text:list xml:id="list763899183" text:continue-numbering="true" text:style-name="L1">
        <text:list-item>
          <text:p text:style-name="P100">Capture status at enrollment</text:p>
        </text:list-item>
      </text:list>
      <text:p text:style-name="P25"><text:span text:style-name="T9">2.1. </text:span><text:span text:style-name="T3">Given an exposed child under 24 months, collect the following details on enrollment:</text:span></text:p>
      <text:p text:style-name="P28"><text:span text:style-name="T10">2.1.1. </text:span><text:span text:style-name="T11">Capture age at enrollment</text:span></text:p>
      <text:p text:style-name="P35">2.1.2. Ask for result of child rapid test. Possible results are:</text:p>
      <text:p text:style-name="P52">2.1.2.1. Not Done</text:p>
      <text:p text:style-name="P52">2.1.2.2. Negative</text:p>
      <text:p text:style-name="P52"><text:soft-page-break/>2.1.2.3. Positive</text:p>
      <text:p text:style-name="P52">2.1.2.4. Inconclusive</text:p>
      <text:p text:style-name="P36">2.1.3. Ask for age at Rapid test</text:p>
      <text:p text:style-name="P29"><text:span text:style-name="T12">2.1.</text:span><text:span text:style-name="T13">4</text:span><text:span text:style-name="T12">. Ask for result of child PCR test. </text:span><text:span text:style-name="T13">Possible results are:</text:span></text:p>
      <text:p text:style-name="P53">2.1.4.1. Not done</text:p>
      <text:p text:style-name="P53">2.1.4.2. Negative</text:p>
      <text:p text:style-name="P53">2.1.4.3. Positive</text:p>
      <text:p text:style-name="P37">2.1.5. Ask for age at PCR test</text:p>
      <text:p text:style-name="P38">2.1.6. Ask for conclusion on HIV infection. Possible conclusions are:</text:p>
      <text:p text:style-name="P54">2.1.6.1. Not confirmed</text:p>
      <text:p text:style-name="P47"><text:span text:style-name="T14">2.1.6.2. Confirmed. If confirmed, recommend to </text:span><text:span text:style-name="T15">START ART</text:span></text:p>
      <text:p text:style-name="P39">2.1.7. Ask for mother status. Possible responses are:</text:p>
      <text:p text:style-name="P55">2.1.7.1. Alive No ART</text:p>
      <text:p text:style-name="P55">2.1.7.2. Alive On ART</text:p>
      <text:p text:style-name="P55">2.1.7.3. Died</text:p>
      <text:p text:style-name="P55">2.1.7.4. Unknown</text:p>
      <text:p text:style-name="P30"><text:span text:style-name="T19">2.1.8. If response to #2.1.7 is </text:span><text:span text:style-name="T16">EQUAL</text:span><text:span text:style-name="T19"> to #2.1.7.2, capture mother ART <text:tab/>registration number</text:span></text:p>
      <text:p text:style-name="P52"/>
      <text:list xml:id="list1317741911" text:continue-numbering="true" text:style-name="L1">
        <text:list-item>
          <text:p text:style-name="P105">Capture data on rapid antibody testing</text:p>
        </text:list-item>
      </text:list>
      <text:p text:style-name="P6"><text:span text:style-name="T20">3.1. </text:span><text:span text:style-name="T3">Given an exposed child under 24 months:</text:span></text:p>
      <text:p text:style-name="P14">3.1.1. When the child is being enrolled:</text:p>
      <text:p text:style-name="P22">3.1.1.1. Capture sample date</text:p>
      <text:p text:style-name="P22">3.1.1.2. Capture age at time of sample</text:p>
      <text:p text:style-name="P22">3.1.1.3. Capture HTC serial number</text:p>
      <text:p text:style-name="P22">3.1.1.4. Capture result. Possible values are:</text:p>
      <text:p text:style-name="P83">3.1.1.4.1. Negative</text:p>
      <text:p text:style-name="P83">3.1.1.4.2. Positive</text:p>
      <text:p text:style-name="P83">3.1.1.4.3. Inconclusive</text:p>
      <text:p text:style-name="P15">3.1.2. When the child is older than 12 months but less than 24 months</text:p>
      <text:p text:style-name="P17"><text:span text:style-name="T20">3.1.</text:span><text:span text:style-name="T21">2</text:span><text:span text:style-name="T20">.1. Capture sample date</text:span></text:p>
      <text:p text:style-name="P17"><text:span text:style-name="T20">3.1.</text:span><text:span text:style-name="T21">2</text:span><text:span text:style-name="T20">.2. Capture age at time of sample</text:span></text:p>
      <text:p text:style-name="P17"><text:span text:style-name="T20">3.1.</text:span><text:span text:style-name="T21">2</text:span><text:span text:style-name="T20">.3. Capture HTC serial number</text:span></text:p>
      <text:p text:style-name="P17"><text:span text:style-name="T20">3.1.</text:span><text:span text:style-name="T21">2</text:span><text:span text:style-name="T20">.4. Capture result. Possible values are:</text:span></text:p>
      <text:p text:style-name="P78"><text:span text:style-name="T20">3.1.</text:span><text:span text:style-name="T21">2</text:span><text:span text:style-name="T20">.4.1. Negative</text:span></text:p>
      <text:p text:style-name="P78"><text:span text:style-name="T20">3.1.</text:span><text:span text:style-name="T21">2</text:span><text:span text:style-name="T20">.4.2. Positive</text:span></text:p>
      <text:p text:style-name="P79"><text:span text:style-name="T20">3.1.</text:span><text:span text:style-name="T21">2</text:span><text:span text:style-name="T20">.4.3. Inconclusive</text:span></text:p>
      <text:p text:style-name="P10"><text:span text:style-name="T21">3.1.</text:span><text:span text:style-name="T22">3</text:span><text:span text:style-name="T21">. When the child is older than 24 months</text:span></text:p>
      <text:p text:style-name="P18"><text:span text:style-name="T20">3.1.</text:span><text:span text:style-name="T22">3</text:span><text:span text:style-name="T20">.1. Capture sample date</text:span></text:p>
      <text:p text:style-name="P18"><text:span text:style-name="T20">3.1.</text:span><text:span text:style-name="T22">3</text:span><text:span text:style-name="T20">.2. Capture age at time of sample</text:span></text:p>
      <text:p text:style-name="P18"><text:span text:style-name="T20">3.1.</text:span><text:span text:style-name="T22">3</text:span><text:span text:style-name="T20">.3. Capture HTC serial number</text:span></text:p>
      <text:p text:style-name="P18"><text:span text:style-name="T20">3.1.</text:span><text:span text:style-name="T22">3</text:span><text:span text:style-name="T20">.4. Capture result. Possible values are:</text:span></text:p>
      <text:p text:style-name="P79"><text:span text:style-name="T20">3.1.</text:span><text:span text:style-name="T22">3</text:span><text:span text:style-name="T20">.4.1. Negative</text:span></text:p>
      <text:p text:style-name="P79"><text:span text:style-name="T20">3.1.</text:span><text:span text:style-name="T22">3</text:span><text:span text:style-name="T20">.4.2. Positive</text:span></text:p>
      <text:p text:style-name="P79"><text:span text:style-name="T20">3.1.</text:span><text:span text:style-name="T22">3</text:span><text:span text:style-name="T20">.4.3. Inconclusive</text:span></text:p>
      <text:p text:style-name="P84"/>
      <text:p text:style-name="P84"/>
      <text:p text:style-name="P84"/>
      <text:p text:style-name="P84"/>
      <text:list xml:id="list2162781527" text:continue-numbering="true" text:style-name="L1">
        <text:list-item>
          <text:p text:style-name="P105"><text:soft-page-break/>Capture data on PCR testing</text:p>
        </text:list-item>
      </text:list>
      <text:p text:style-name="P7"><text:span text:style-name="T24">4.1. </text:span><text:span text:style-name="T3">Given an exposed child under 24 months:</text:span></text:p>
      <text:p text:style-name="P11"><text:span text:style-name="T25">4</text:span><text:span text:style-name="T20">.1.1. When the child is being enrolled:</text:span></text:p>
      <text:p text:style-name="P19"><text:span text:style-name="T25">4</text:span><text:span text:style-name="T20">.1.1.1. Capture sample date</text:span></text:p>
      <text:p text:style-name="P19"><text:span text:style-name="T25">4</text:span><text:span text:style-name="T20">.1.1.2. Capture </text:span><text:span text:style-name="T25">sample ID</text:span></text:p>
      <text:p text:style-name="P19"><text:span text:style-name="T26">4</text:span><text:span text:style-name="T20">.1.1.3. Capture </text:span><text:span text:style-name="T26">date results received from lab</text:span></text:p>
      <text:p text:style-name="P19"><text:span text:style-name="T26">4</text:span><text:span text:style-name="T20">.1.1.4. Capture result. Possible values are:</text:span></text:p>
      <text:p text:style-name="P80"><text:span text:style-name="T26">4</text:span><text:span text:style-name="T20">.1.1.4.1. Negative</text:span></text:p>
      <text:p text:style-name="P80"><text:span text:style-name="T26">4</text:span><text:span text:style-name="T20">.1.1.4.2. Positive</text:span></text:p>
      <text:p text:style-name="P23">4.1.1.5. Capture date result given to guardian</text:p>
      <text:p text:style-name="P23">4.1.1.6. Capture age at time results received</text:p>
      <text:p text:style-name="P23"/>
      <text:p text:style-name="P12"><text:span text:style-name="T28">4</text:span><text:span text:style-name="T21">.1.2. When the child is older than 12 months but less than 24 months</text:span></text:p>
      <text:p text:style-name="P20"><text:span text:style-name="T25">4</text:span><text:span text:style-name="T20">.1.</text:span><text:span text:style-name="T29">2</text:span><text:span text:style-name="T20">.1. Capture sample date</text:span></text:p>
      <text:p text:style-name="P20"><text:span text:style-name="T25">4</text:span><text:span text:style-name="T20">.1.</text:span><text:span text:style-name="T29">2</text:span><text:span text:style-name="T20">.2. Capture </text:span><text:span text:style-name="T25">sample ID</text:span></text:p>
      <text:p text:style-name="P20"><text:span text:style-name="T26">4</text:span><text:span text:style-name="T20">.1.</text:span><text:span text:style-name="T29">2</text:span><text:span text:style-name="T20">.3. Capture </text:span><text:span text:style-name="T26">date results received from lab</text:span></text:p>
      <text:p text:style-name="P20"><text:span text:style-name="T26">4</text:span><text:span text:style-name="T20">.1.</text:span><text:span text:style-name="T29">2</text:span><text:span text:style-name="T20">.4. Capture result. Possible values are:</text:span></text:p>
      <text:p text:style-name="P81"><text:span text:style-name="T26">4</text:span><text:span text:style-name="T20">.1.</text:span><text:span text:style-name="T29">2</text:span><text:span text:style-name="T20">.4.1. Negative</text:span></text:p>
      <text:p text:style-name="P81"><text:span text:style-name="T26">4</text:span><text:span text:style-name="T20">.1.</text:span><text:span text:style-name="T29">2</text:span><text:span text:style-name="T20">.4.2. Positive</text:span></text:p>
      <text:p text:style-name="P20"><text:span text:style-name="T27">4.1.</text:span><text:span text:style-name="T29">2</text:span><text:span text:style-name="T27">.5. Capture date result given to guardian</text:span></text:p>
      <text:p text:style-name="P20"><text:span text:style-name="T27">4.1.</text:span><text:span text:style-name="T29">2</text:span><text:span text:style-name="T27">.6. Capture age at time results received</text:span></text:p>
      <text:p text:style-name="P24"/>
      <text:p text:style-name="P13"><text:span text:style-name="T30">4</text:span><text:span text:style-name="T21">.1.</text:span><text:span text:style-name="T22">3</text:span><text:span text:style-name="T21">. When the child is older than </text:span><text:span text:style-name="T23">greater</text:span><text:span text:style-name="T21"> than 24 months</text:span></text:p>
      <text:p text:style-name="P21"><text:span text:style-name="T25">4</text:span><text:span text:style-name="T20">.1.</text:span><text:span text:style-name="T30">3</text:span><text:span text:style-name="T20">.1. Capture sample date</text:span></text:p>
      <text:p text:style-name="P21"><text:span text:style-name="T25">4</text:span><text:span text:style-name="T20">.1.</text:span><text:span text:style-name="T30">3</text:span><text:span text:style-name="T20">.2. Capture </text:span><text:span text:style-name="T25">sample ID</text:span></text:p>
      <text:p text:style-name="P21"><text:span text:style-name="T26">4</text:span><text:span text:style-name="T20">.1.</text:span><text:span text:style-name="T30">3</text:span><text:span text:style-name="T20">.3. Capture </text:span><text:span text:style-name="T26">date results received from lab</text:span></text:p>
      <text:p text:style-name="P21"><text:span text:style-name="T26">4</text:span><text:span text:style-name="T20">.1.</text:span><text:span text:style-name="T30">3</text:span><text:span text:style-name="T20">.4. Capture result. Possible values are:</text:span></text:p>
      <text:p text:style-name="P82"><text:span text:style-name="T26">4</text:span><text:span text:style-name="T20">.1.</text:span><text:span text:style-name="T30">3</text:span><text:span text:style-name="T20">.4.1. Negative</text:span></text:p>
      <text:p text:style-name="P82"><text:span text:style-name="T26">4</text:span><text:span text:style-name="T20">.1.</text:span><text:span text:style-name="T30">3</text:span><text:span text:style-name="T20">.4.2. Positive</text:span></text:p>
      <text:p text:style-name="P21"><text:span text:style-name="T27">4.1.</text:span><text:span text:style-name="T30">3</text:span><text:span text:style-name="T27">.5. Capture date result given to guardian</text:span></text:p>
      <text:p text:style-name="P21"><text:span text:style-name="T27">4.1.</text:span><text:span text:style-name="T30">3</text:span><text:span text:style-name="T27">.6. Capture age at time results received</text:span></text:p>
      <text:p text:style-name="P16"/>
      <text:list xml:id="list1062311818" text:continue-numbering="true" text:style-name="L1">
        <text:list-item>
          <text:p text:style-name="P101">Capture notes</text:p>
        </text:list-item>
      </text:list>
      <text:p text:style-name="P27">5.1. Provide an option for the user to enter notes for the patient if necessary</text:p>
      <text:p text:style-name="P27"/>
      <text:list xml:id="list1671911598" text:continue-numbering="true" text:style-name="L1">
        <text:list-item>
          <text:p text:style-name="P102">Capture visit data</text:p>
        </text:list-item>
      </text:list>
      <text:p text:style-name="P26"><text:span text:style-name="T31">6.1. </text:span><text:span text:style-name="T32">Given an enrolled exposed child under 24 months, when they come for a visit, <text:tab/>capture the following data:</text:span></text:p>
      <text:p text:style-name="P40">6.1.1. Visit date</text:p>
      <text:p text:style-name="P40">6.1.2. Current age</text:p>
      <text:p text:style-name="P40">6.1.3. Height</text:p>
      <text:p text:style-name="P40">6.1.4. Weight</text:p>
      <text:p text:style-name="P31"><text:span text:style-name="T33">6.1.5. MUAC – Mid</text:span><text:span text:style-name="T34">-</text:span><text:span text:style-name="T33">Upper Arm Circumference</text:span></text:p>
      <text:p text:style-name="P41">6.1.6. Based on weight/height or MUAC, determine if child is wasting or <text:tab/>malnourished. Possible states are:</text:p>
      <text:p text:style-name="P48"><text:span text:style-name="T34">6.1.6.1. </text:span><text:span text:style-name="T35">No</text:span></text:p>
      <text:p text:style-name="P56">6.1.6.2. Moderate</text:p>
      <text:p text:style-name="P56">6.1.6.3. Severe</text:p>
      <text:p text:style-name="P42">6.1.7. Ask if mother is breastfeeding</text:p>
      <text:p text:style-name="P57"><text:soft-page-break/>6.1.7.1. If mother is breastfeeding</text:p>
      <text:p text:style-name="P69">6.1.7.1.1. Ask type of feeding being done. Possible responses are:</text:p>
      <text:p text:style-name="P85"><text:span text:style-name="T36">6.1.7.1.1.1. Exclusive </text:span><text:span text:style-name="T37">breast feeding</text:span><text:span text:style-name="T36">. Recommended if child <text:tab/></text:span><text:span text:style-name="T38">less than</text:span><text:span text:style-name="T36"> 6months.</text:span></text:p>
      <text:p text:style-name="P85"><text:span text:style-name="T36">6.1.7.1.1.2. </text:span><text:span text:style-name="T39">Mixed feeding. If the child is less than 6 months, <text:tab/>counsel.</text:span></text:p>
      <text:p text:style-name="P86"><text:span text:style-name="T40">6.1.7.1.1.3. </text:span><text:span text:style-name="T41">Complimentary feeding. Recommended if child <text:tab/>is greater than 6 months.</text:span></text:p>
      <text:p text:style-name="P58">6.1.7.2. If mother stopped breastfeeding</text:p>
      <text:p text:style-name="P70">6.1.7.2.1. Ask when stopped. Possible responses are:</text:p>
      <text:p text:style-name="P88">6.1.7.2.1.1. In last 6 weeks. Give new appointment since it <text:tab/>is too soon to confirm child not affected.</text:p>
      <text:p text:style-name="P87"><text:span text:style-name="T42">6.1.7.2.1.2. </text:span><text:span text:style-name="T43">Over 6 weeks ago. </text:span><text:span text:style-name="T44">Conduct final rapid test to <text:tab/>confirm HIV free.</text:span></text:p>
      <text:p text:style-name="P32"><text:span text:style-name="T45">6.1.8. </text:span><text:span text:style-name="T46">Confirm that mother is adherent to ART. Possible states are:</text:span></text:p>
      <text:p text:style-name="P59">6.1.8.1. No ART</text:p>
      <text:p text:style-name="P59">6.1.8.2. On ART</text:p>
      <text:p text:style-name="P60">6.1.8.3. Died</text:p>
      <text:p text:style-name="P49"><text:span text:style-name="T46">6.1.8.</text:span><text:span text:style-name="T47">4</text:span><text:span text:style-name="T46">. Unknown</text:span></text:p>
      <text:p text:style-name="P33"><text:span text:style-name="T48">6.1.9. </text:span><text:span text:style-name="T49">Ask for TB status. Possible responses are:</text:span></text:p>
      <text:p text:style-name="P61">6.1.9.1. Suspected.</text:p>
      <text:p text:style-name="P61">6.1.9.2. Confirmed.</text:p>
      <text:p text:style-name="P71">6.1.9.2.1. If confirmed, ask treatment status whose possible <text:tab/>responses are:</text:p>
      <text:p text:style-name="P89">6.1.9.2.1.1. Not on treatment</text:p>
      <text:p text:style-name="P89">6.1.9.2.1.2. On TB treatment</text:p>
      <text:p text:style-name="P43">6.1.10. Ask if any abnormalities or sickness was noticed. Possible responses <text:tab/>are:</text:p>
      <text:p text:style-name="P62">6.1.10.1. No</text:p>
      <text:p text:style-name="P62">6.1.10.2. Yes</text:p>
      <text:p text:style-name="P72">6.1.10.2.1. If any sickness, specify</text:p>
      <text:p text:style-name="P44">6.1.11. Capture current HIV infection status. Possible responses are:</text:p>
      <text:p text:style-name="P63">6.1.11.1. Confirmed. Possible responses on confirmed results are:</text:p>
      <text:p text:style-name="P73">6.1.11.1.1. Not infected</text:p>
      <text:p text:style-name="P66"><text:span text:style-name="T50">6.1.11.1.2. Infected. If infected, </text:span><text:span text:style-name="T17">START ART</text:span><text:span text:style-name="T50">.</text:span></text:p>
      <text:p text:style-name="P64">6.1.11.2. Not confirmed. Possible states when not confirmed are:</text:p>
      <text:p text:style-name="P67"><text:span text:style-name="T51">6.1.11.2.1. </text:span><text:span text:style-name="T52">Not ART eligible</text:span></text:p>
      <text:p text:style-name="P68"><text:span text:style-name="T52">6.1.11.2.2. PS</text:span><text:span text:style-name="T55">H</text:span><text:span text:style-name="T52">D. If PS</text:span><text:span text:style-name="T55">H</text:span><text:span text:style-name="T52">D, </text:span><text:span text:style-name="T18">START ART</text:span><text:span text:style-name="T52">.</text:span></text:p>
      <text:p text:style-name="P45">6.1.12. Capture quantity of CPT given if patient not allergic to Sulphur</text:p>
      <text:p text:style-name="P34"><text:span text:style-name="T53">6.1.13. Capture follow-up outcome. </text:span><text:span text:style-name="T54">Possible responses are:</text:span></text:p>
      <text:p text:style-name="P65">6.1.13.1. Continue follow-up</text:p>
      <text:p text:style-name="P65">6.1.13.2. Discharged, uninfected</text:p>
      <text:p text:style-name="P65">6.1.13.3. Started ART</text:p>
      <text:p text:style-name="P65">6.1.13.4. Transfered out</text:p>
      <text:p text:style-name="P65">6.1.13.5. Defaulted</text:p>
      <text:p text:style-name="P65">6.1.13.6. Died</text:p>
      <text:p text:style-name="P46">6.1.14. Capture next appointment or outcome date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mwemwe Kachaje</meta:initial-creator>
    <meta:creation-date>2012-11-29T09:40:42</meta:creation-date>
    <dc:date>2013-01-11T09:47:46</dc:date>
    <dc:creator>Chimwemwe Kachaje</dc:creator>
    <meta:editing-duration>PT5H44M41S</meta:editing-duration>
    <meta:editing-cycles>94</meta:editing-cycles>
    <meta:generator>LibreOffice/3.6$Linux_X86_64 LibreOffice_project/360m1$Build-2</meta:generator>
    <meta:document-statistic meta:table-count="0" meta:image-count="0" meta:object-count="0" meta:page-count="5" meta:paragraph-count="171" meta:word-count="922" meta:character-count="6038" meta:non-whitespace-character-count="5289"/>
  </office:meta>
</office:document-meta>
</file>